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8pt" officeooo:rsid="000c83fb" officeooo:paragraph-rsid="000c83fb" style:font-size-asian="15.75pt" style:font-size-complex="18pt"/>
    </style:style>
    <style:style style:name="P2" style:family="paragraph" style:parent-style-name="Preformatted_20_Text">
      <style:text-properties fo:font-size="14pt" officeooo:rsid="000c83fb" officeooo:paragraph-rsid="000c83fb" style:font-size-asian="12.25pt" style:font-size-complex="14pt"/>
    </style:style>
    <style:style style:name="P3" style:family="paragraph" style:parent-style-name="Preformatted_20_Text">
      <style:text-properties fo:font-size="14pt" officeooo:rsid="000ce7d2" officeooo:paragraph-rsid="000ce7d2" style:font-size-asian="12.25pt" style:font-size-complex="14pt"/>
    </style:style>
    <style:style style:name="T1" style:family="text">
      <style:text-properties style:font-name="Liberation Mono" style:font-name-asian="Noto Sans Mono CJK SC" style:font-name-complex="Liberation Mono"/>
    </style:style>
    <style:style style:name="T2" style:family="text">
      <style:text-properties officeooo:rsid="000ce7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ate posibilitatile de insumare a elemementelor unei multimi</text:p>
      <text:p text:style-name="P1"/>
      <text:p text:style-name="P3">Solutie candidat:</text:p>
      <text:p text:style-name="P3">{x1,x2,…,xk} k&lt;=n xi- elementul cu indicele I din multime</text:p>
      <text:p text:style-name="P2"><text:span text:style-name="T2">Conditie</text:span> <text:span text:style-name="T2">consistent</text:span>:</text:p>
      <text:p text:style-name="P2"><text:tab/>suma elementelor multimii{x1,x2,… xm} unde m &lt;= n adunata la suma elementelor multimii{xm+1,xm+2,…,xn} este pozitiva</text:p>
      <text:p text:style-name="P2"/>
      <text:p text:style-name="P2">Multime solutie:</text:p>
      <text:p text:style-name="P2"><text:tab/>suma elementelor multimii{x1,x2,…,xm} &gt;=0 si m = n</text:p>
      <text:p text:style-name="P2"/>
      <text:p text:style-name="P2">Spatiu de cautare</text:p>
      <text:p text:style-name="P2"><text:tab/>A – multimea elementelor posibile = {a1,a2,…,an}</text:p>
      <text:p text:style-name="P2"><text:tab/>D – spatiu de cautare = {±a1,±a2,…<text:span text:style-name="T1">,±an}</text:span></text:p>
      <text:p text:style-name="P2"/>
      <text:p text:style-name="P2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07T15:51:54.821639081</dc:date>
    <meta:editing-duration>PT5H56M2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61" meta:character-count="446" meta:non-whitespace-character-count="388"/>
  </office:meta>
</office:document-meta>
</file>